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bold"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text:list-style style:name="L2">
      <text:list-level-style-bullet text:level="1" text:bullet-char="•">
        <style:list-level-properties text:space-before="36.00pt" text:min-label-width="18.00pt"/>
        <style:text-properties fo:font-family="Symbol"/>
      </text:list-level-style-bullet>
    </text:list-style>
    <style:style style:name="P2" style:family="paragraph">
      <style:paragraph-properties fo:line-height="100.00%" fo:text-align="left" fo:margin-bottom="8.00pt"/>
    </style:style>
    <style:style style:name="P3" style:family="paragraph">
      <style:paragraph-properties fo:line-height="100.00%" fo:text-align="left" fo:margin-bottom="8.00pt"/>
    </style:style>
    <style:style style:name="P4"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5" style:family="paragraph">
      <style:paragraph-properties fo:line-height="115.00%" fo:text-align="left" fo:margin-bottom="10.00pt"/>
    </style:style>
    <style:style style:name="P6" style:family="paragraph">
      <style:paragraph-properties fo:line-height="115.00%" fo:text-align="center" fo:margin-bottom="10.00pt"/>
    </style:style>
    <style:style style:name="P7" style:family="paragraph">
      <style:paragraph-properties fo:line-height="115.00%" fo:text-align="left" fo:margin-bottom="10.00pt"/>
    </style:style>
    <style:style style:name="P8"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9"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2" style:family="paragraph">
      <style:paragraph-properties fo:line-height="115.00%" fo:text-align="left" fo:margin-bottom="10.00pt"/>
    </style:style>
    <style:style style:name="P13"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4" style:family="paragraph">
      <style:paragraph-properties fo:line-height="115.00%" fo:text-align="left" fo:margin-bottom="10.00pt"/>
    </style:style>
    <style:style style:name="P15"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6" style:family="paragraph">
      <style:paragraph-properties fo:line-height="115.00%" fo:text-align="left" fo:margin-bottom="10.00pt"/>
    </style:style>
    <style:style style:name="P17"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8"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19" style:family="paragraph">
      <style:paragraph-properties fo:line-height="115.00%" fo:text-align="left" fo:margin-bottom="10.00pt"/>
    </style:style>
    <style:style style:name="P20"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1"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2" style:family="paragraph">
      <style:paragraph-properties fo:line-height="115.00%" fo:text-align="left" fo:margin-bottom="10.00pt"/>
    </style:style>
    <style:style style:name="P23"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4" style:family="paragraph">
      <style:paragraph-properties fo:line-height="115.00%" fo:text-align="left" fo:margin-bottom="10.00pt"/>
    </style:style>
    <style:style style:name="P25"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6"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7" style:family="paragraph">
      <style:paragraph-properties fo:line-height="115.00%" fo:text-align="left" fo:margin-bottom="10.00pt"/>
    </style:style>
    <style:style style:name="P28"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29"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30" style:family="paragraph">
      <style:paragraph-properties fo:line-height="115.00%" fo:text-align="left" fo:margin-bottom="10.00pt"/>
    </style:style>
    <style:style style:name="P31"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32" style:family="paragraph">
      <style:paragraph-properties fo:line-height="115.00%" fo:text-align="left" fo:margin-bottom="10.00pt"/>
    </style:style>
    <style:style style:name="P33"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34" style:family="paragraph">
      <style:paragraph-properties fo:line-height="115.00%" fo:text-align="left" fo:margin-bottom="10.00pt"/>
    </style:style>
    <style:style style:name="P35" style:family="paragraph">
      <style:paragraph-properties fo:line-height="100.00%" fo:text-align="left" fo:margin-left="3.60pt" fo:text-indent="-3.60pt">
        <style:tab-stops>
          <style:tab-stop style:position="45.15pt"/>
          <style:tab-stop style:position="3286.05pt" style:type="center"/>
          <style:tab-stop style:position="28747.65pt" style:type="right"/>
        </style:tab-stops>
      </style:paragraph-properties>
    </style:style>
    <style:style style:name="P36" style:family="paragraph">
      <style:paragraph-properties fo:line-height="100.00%" fo:text-align="left" fo:margin-bottom="8.00pt"/>
    </style:style>
    <style:style style:name="TableColumn0100" style:family="table-column">
      <style:table-column-properties style:column-width="0.677083in"/>
    </style:style>
    <style:style style:name="TableColumn0101" style:family="table-column">
      <style:table-column-properties style:column-width="2.645833in"/>
    </style:style>
    <style:style style:name="TableColumn0102" style:family="table-column">
      <style:table-column-properties style:column-width="3.427083in"/>
    </style:style>
    <style:style style:name="Table01" style:family="table">
      <style:table-properties style:width="6.75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0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0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1" style:family="table-row">
      <style:table-row-properties/>
    </style:style>
    <style:style style:name="TableCell0101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1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1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2" style:family="table-row">
      <style:table-row-properties/>
    </style:style>
    <style:style style:name="TableCell0102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2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2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3" style:family="table-row">
      <style:table-row-properties/>
    </style:style>
    <style:style style:name="TableCell0103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3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3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4" style:family="table-row">
      <style:table-row-properties/>
    </style:style>
    <style:style style:name="TableCell0104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4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4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5" style:family="table-row">
      <style:table-row-properties style:min-row-height="0.572917in"/>
    </style:style>
    <style:style style:name="TableCell0105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5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5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6" style:family="table-row">
      <style:table-row-properties/>
    </style:style>
    <style:style style:name="TableCell0106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6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6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7" style:family="table-row">
      <style:table-row-properties/>
    </style:style>
    <style:style style:name="TableCell0107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7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7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8" style:family="table-row">
      <style:table-row-properties style:min-row-height="0.375000in"/>
    </style:style>
    <style:style style:name="TableCell0108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8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8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09" style:family="table-row">
      <style:table-row-properties/>
    </style:style>
    <style:style style:name="TableCell0109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9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09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10" style:family="table-row">
      <style:table-row-properties/>
    </style:style>
    <style:style style:name="TableCell0110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10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10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Row0111" style:family="table-row">
      <style:table-row-properties/>
    </style:style>
    <style:style style:name="TableCell011100"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1101"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style:style style:name="TableCell011102" style:family="table-cell">
      <style:table-cell-properties fo:border-top="0.000694in solid #836967" fo:border-left="0.000694in solid #836967" fo:border-right="0.000694in solid #836967" fo:border-bottom="0.000694in solid #836967" fo:padding-left="0.050000in" fo:padding-right="0.050000in" fo:vertical-align="top" fo:background-color="transparent"/>
    </style:style>
  </office:automatic-styles>
  <office:body>
    <office:text>
      <text:p text:style-name="P1"><text:span text:style-name="T1"><text:tab/><text:tab/><text:tab/></text:span><text:span text:style-name="T2"><text:s text:c="2"/>QUIZ PORTAL README</text:span></text:p>
      <text:p text:style-name="P1"><text:span text:style-name="T3"/></text:p>
      <text:p text:style-name="P1"><text:span text:style-name="T4">A. Introduction:</text:span></text:p>
      <text:list text:style-name="L2">
        <text:list-item>
          <text:p text:style-name="P2"><text:span text:style-name="T4">Purpose/Description</text:span><text:span text:style-name="T5">: The ONLINE QUIZ application is to take online test in an efficient manner. It<text:s text:c="2"/>evaluate the candidate thoroughly through a fully automated system<text:s text:c="2"/>and gives fast results. It contains the Admin portal and User Portal. In Admin portal the Admin can View the user details, quiz details and he can<text:s text:c="2"/>add or delete the technologies if required. The user portal contains courselist, quizresults and feedback. User can select the required technology and the level(Basic,Moderate,High) of exam from the courselist and can attempt the test. After submitting the test he can see the test result in quizresults tab. User can give feedback in feedback tab .</text:span></text:p>
        </text:list-item>
        <text:list-item>
          <text:p text:style-name="P2"><text:span text:style-name="T6">Scope</text:span><text:span text:style-name="T7"><text:s/>- Reusable component<text:s text:c="2"/>where the user can use it with minimal changes according to their requirement.</text:span></text:p>
        </text:list-item>
        <text:list-item>
          <text:p text:style-name="P2"><text:span text:style-name="T8">Advantage:<text:s/></text:span><text:span text:style-name="T9">User can take required technology test and can view his score accordingly.He can also view correct answers once he submit the quiz. </text:span></text:p>
        </text:list-item>
        <text:list-item>
          <text:p text:style-name="P2"><text:span text:style-name="T10">Is there any functionality which compete the market? :</text:span><text:span text:style-name="T11">No</text:span></text:p>
        </text:list-item>
        <text:list-item>
          <text:p text:style-name="P2"><text:span text:style-name="T12">Design Document/Process Document</text:span><text:span text:style-name="T13"><text:s/>- Path or attachment</text:span></text:p>
        </text:list-item>
        <text:list-item>
          <text:p text:style-name="P2"><text:span text:style-name="T14">Test case document - Path or attachment</text:span></text:p>
        </text:list-item>
      </text:list>
      <text:p text:style-name="P3"><text:span text:style-name="T14">B. Prerequisites:</text:span></text:p>
      <text:p text:style-name="P3"><text:span text:style-name="T15"><text:tab/>OS: Windows</text:span></text:p>
      <text:p text:style-name="P3"><text:span text:style-name="T15"><text:tab/>Browsers: IE/Chrome/Edge</text:span></text:p>
      <text:p text:style-name="P3"><text:span text:style-name="T15"><text:tab/>RAM: 2GB/8GB<text:tab/></text:span></text:p>
      <text:p text:style-name="P3"><text:span text:style-name="T16">C. Required tools/software’s:</text:span></text:p>
      <text:p text:style-name="P3"><text:span text:style-name="T17"><text:tab/>1.Visual studio code</text:span></text:p>
      <text:p text:style-name="P3"><text:span text:style-name="T17"><text:tab/>2.Node js (npm)</text:span></text:p>
      <text:p text:style-name="P3"><text:span text:style-name="T17"><text:tab/>3Spring(Dependencies-Web, Dev Tools, Mysql)<text:tab/></text:span></text:p>
      <text:p text:style-name="P3"><text:span text:style-name="T17"><text:s text:c="15"/>4.MySQL Workbench<text:tab/></text:span></text:p>
      <text:p text:style-name="P3"><text:span text:style-name="T17"><text:tab/>5.Fake SMTP JAR</text:span></text:p>
      <text:p text:style-name="P3"><text:span text:style-name="T18">D. Technology used:</text:span></text:p>
      <text:p text:style-name="P3"><text:span text:style-name="T19"><text:tab/>1.Angular</text:span></text:p>
      <text:p text:style-name="P3"><text:span text:style-name="T19"><text:tab/>2.SpringBoot</text:span></text:p>
      <text:p text:style-name="P3"><text:span text:style-name="T19"><text:tab/>3.Mysql</text:span></text:p>
      <text:p text:style-name="P3"><text:span text:style-name="T19"><text:tab/>4.HTML</text:span></text:p>
      <text:p text:style-name="P3"><text:span text:style-name="T19"><text:tab/>5.CSS</text:span></text:p>
      <text:p text:style-name="P3"><text:span text:style-name="T19"><text:tab/>6.Bootstrap</text:span></text:p>
      <text:p text:style-name="P3"><text:span text:style-name="T20">E. Compatibility: Browser/OS</text:span></text:p>
      <text:p text:style-name="P3"><text:span text:style-name="T21"><text:s text:c="17"/>Chrome/Microsoft Edge/Internet Explorer</text:span></text:p>
      <text:p text:style-name="P3"><text:span text:style-name="T22">F. Execution Process:</text:span></text:p>
      <text:p text:style-name="P3"><text:span text:style-name="T23"><text:tab/>1. install Nodejs, Visualstudio code,Eclipse IDE, MySQL Workbench</text:span></text:p>
      <text:p text:style-name="P3"><text:span text:style-name="T23"><text:tab/>2. Run fake smtp server before running the application</text:span></text:p>
      <text:p text:style-name="P3"><text:span text:style-name="T24">Steps for visual studio code</text:span><text:span text:style-name="T25">:</text:span></text:p>
      <text:p text:style-name="P3"><text:span text:style-name="T25"><text:tab/>3. Open visualstudio code and to install the CLI using npm, open a terminal/console window and enter the following commands:</text:span></text:p>
      <text:p text:style-name="P3"><text:span text:style-name="T25"><text:s text:c="19"/>npm install -g @angular/cli</text:span></text:p>
      <text:p text:style-name="P3"><text:span text:style-name="T25"><text:s text:c="19"/>ng new my-app</text:span></text:p>
      <text:p text:style-name="P3"><text:span text:style-name="T25"><text:s text:c="19"/>cd my-app</text:span></text:p>
      <text:p text:style-name="P3"><text:span text:style-name="T25"><text:s text:c="20"/>ng serve </text:span></text:p>
      <text:p text:style-name="P3"><text:span text:style-name="T25"><text:tab/>4. Click on File--&gt; Open Folder and browse the path where the project folder exsists, select the folder and click on OK. Project will be imported on your system.</text:span></text:p>
      <text:p text:style-name="P3"><text:span text:style-name="T26">Steps for MySQL</text:span><text:span text:style-name="T27">:</text:span></text:p>
      <text:p text:style-name="P3"><text:span text:style-name="T27"><text:tab/>1.Open MySQL and insert data for Technology and Questions tables </text:span></text:p>
      <text:p text:style-name="P3"><text:span text:style-name="T28">Steps for Eclipse IDE</text:span><text:span text:style-name="T29">:</text:span></text:p>
      <text:p text:style-name="P3"><text:span text:style-name="T29"><text:s text:c="17"/>1.Open Eclipse click on File --&gt;Import --&gt;Maven --&gt; Exsisting maven project --&gt; click Next.</text:span></text:p>
      <text:p text:style-name="P3"><text:span text:style-name="T29"><text:s text:c="18"/>2. Browse the path where the project exsists and select the folder. Click Finish. Project will be imported to Eclipse.</text:span></text:p>
      <text:p text:style-name="P3"><text:span text:style-name="T29"><text:s text:c="18"/>3.Run the project as spring application. Server gets started.</text:span></text:p>
      <text:p text:style-name="P3"><text:span text:style-name="T29">After following the above steps, open browser and we can access the application with the url:</text:span></text:p>
      <text:p text:style-name="P3"><text:a xlink:href="http://localhost:4200/"><text:span text:style-name="T30">http://localhost:4200/</text:span></text:a><text:span text:style-name="T31"><text:s text:c="2"/>. </text:span></text:p>
      <text:p text:style-name="P3"><text:span text:style-name="T32">Note:1. For running the application, server should be up and also MySQL<text:s text:c="2"/>should be opened and Fake smtp jar should be run.<text:s text:c="2"/></text:span></text:p>
      <text:p text:style-name="P3"><text:span text:style-name="T32">2. In Registration page gender and Security questions are coming from database. so there should be data inn tables.</text:span></text:p>
      <text:p text:style-name="P3"><text:span text:style-name="T32">3. For Quiz page questions to be displayed from database. So there should be data in Questions table in database</text:span></text:p>
      <text:p text:style-name="P3"><text:span text:style-name="T33"/></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5"><text:span text:style-name="T34">Method</text:span><text:span text:style-name="T35"/></text:p>
          </table:table-cell>
          <table:table-cell table:style-name="TableCell010001">
            <text:p text:style-name="P6"><text:span text:style-name="T36"><text:s text:c="2"/>Url</text:span><text:span text:style-name="T37"/></text:p>
          </table:table-cell>
          <table:table-cell table:style-name="TableCell010002">
            <text:p text:style-name="P7"><text:span text:style-name="T38"><text:s text:c="29"/>Description</text:span><text:span text:style-name="T39"/></text:p>
          </table:table-cell>
        </table:table-row>
        <table:table-row table:style-name="TableRow0101">
          <table:table-cell table:style-name="TableCell010100">
            <text:p text:style-name="P10"><text:span text:style-name="T40">Get</text:span><text:span text:style-name="T41"/></text:p>
          </table:table-cell>
          <table:table-cell table:style-name="TableCell010101">
            <text:p text:style-name="P10"><text:a xlink:href="http://localhost:8080/users/"><text:span text:style-name="T42">http://localhost:8080/users/</text:span></text:a><text:span text:style-name="T43"/></text:p>
          </table:table-cell>
          <table:table-cell table:style-name="TableCell010102">
            <text:p text:style-name="P10"><text:span text:style-name="T44">fetch user details.</text:span><text:span text:style-name="T45"/></text:p>
          </table:table-cell>
        </table:table-row>
        <table:table-row table:style-name="TableRow0102">
          <table:table-cell table:style-name="TableCell010200">
            <text:p text:style-name="P12"><text:span text:style-name="T46">Get</text:span><text:span text:style-name="T47"/></text:p>
          </table:table-cell>
          <table:table-cell table:style-name="TableCell010201">
            <text:p text:style-name="P12"><text:a xlink:href="http://localhost:8080/users/login/"><text:span text:style-name="T48">http://localhost:8080/users/login/</text:span></text:a><text:span text:style-name="T49"/></text:p>
          </table:table-cell>
          <table:table-cell table:style-name="TableCell010202">
            <text:p text:style-name="P12"><text:span text:style-name="T50">it fetch<text:s text:c="2"/>login details for user.</text:span><text:span text:style-name="T51"/></text:p>
          </table:table-cell>
        </table:table-row>
        <table:table-row table:style-name="TableRow0103">
          <table:table-cell table:style-name="TableCell010300">
            <text:p text:style-name="P14"><text:span text:style-name="T52">Get</text:span><text:span text:style-name="T53"/></text:p>
          </table:table-cell>
          <table:table-cell table:style-name="TableCell010301">
            <text:p text:style-name="P14"><text:a xlink:href="http://localhost:8080/users/technologiesDetails"><text:span text:style-name="T54">http://localhost:8080/users/technologiesDetails</text:span></text:a><text:span text:style-name="T55"/></text:p>
          </table:table-cell>
          <table:table-cell table:style-name="TableCell010302">
            <text:p text:style-name="P14"><text:span text:style-name="T56">it fetch technologies details for user.</text:span><text:span text:style-name="T57"/></text:p>
          </table:table-cell>
        </table:table-row>
        <table:table-row table:style-name="TableRow0104">
          <table:table-cell table:style-name="TableCell010400">
            <text:p text:style-name="P16"><text:span text:style-name="T58">Get</text:span><text:span text:style-name="T59"/></text:p>
          </table:table-cell>
          <table:table-cell table:style-name="TableCell010401">
            <text:p text:style-name="P16"><text:a xlink:href="http://localhost:8080/users/All"><text:span text:style-name="T60">http://localhost:8080/users/All</text:span></text:a><text:span text:style-name="T61"/></text:p>
          </table:table-cell>
          <table:table-cell table:style-name="TableCell010402">
            <text:p text:style-name="P16"><text:span text:style-name="T62">fetch all the user details.</text:span><text:span text:style-name="T63"/></text:p>
          </table:table-cell>
        </table:table-row>
        <table:table-row table:style-name="TableRow0105">
          <table:table-cell table:style-name="TableCell010500">
            <text:p text:style-name="P19"><text:span text:style-name="T64">Get</text:span><text:span text:style-name="T65"/></text:p>
          </table:table-cell>
          <table:table-cell table:style-name="TableCell010501">
            <text:p text:style-name="P19"><text:a xlink:href="http://localhost:8080/users/tech"><text:span text:style-name="T67">http://localhost:8080/users/</text:span></text:a><text:span text:style-name="T68"><text:s/>allQuestions</text:span><text:span text:style-name="T69"/></text:p>
          </table:table-cell>
          <table:table-cell table:style-name="TableCell010502">
            <text:p text:style-name="P19"><text:span text:style-name="T70">fetch All Questions .</text:span><text:span text:style-name="T71"/></text:p>
          </table:table-cell>
        </table:table-row>
        <table:table-row table:style-name="TableRow0106">
          <table:table-cell table:style-name="TableCell010600">
            <text:p text:style-name="P22"><text:span text:style-name="T72">Get</text:span><text:span text:style-name="T73"/></text:p>
          </table:table-cell>
          <table:table-cell table:style-name="TableCell010601">
            <text:p text:style-name="P22"><text:a xlink:href="http://localhost:8080/users/selectedAnswer"><text:span text:style-name="T74">http://localhost:8080/users/selectedAnswer</text:span></text:a><text:span text:style-name="T75"/></text:p>
          </table:table-cell>
          <table:table-cell table:style-name="TableCell010602">
            <text:p text:style-name="P22"><text:span text:style-name="T76">fetch all the selectedAnswer list.</text:span><text:span text:style-name="T77"/></text:p>
          </table:table-cell>
        </table:table-row>
        <table:table-row table:style-name="TableRow0107">
          <table:table-cell table:style-name="TableCell010700">
            <text:p text:style-name="P24"><text:span text:style-name="T78">Get</text:span><text:span text:style-name="T79"/></text:p>
          </table:table-cell>
          <table:table-cell table:style-name="TableCell010701">
            <text:p text:style-name="P24"><text:a xlink:href="http://localhost:8080/users/deletingTechnology"><text:span text:style-name="T80">http://localhost:8080/users/deletingTechnology</text:span></text:a><text:span text:style-name="T81"/></text:p>
          </table:table-cell>
          <table:table-cell table:style-name="TableCell010702">
            <text:p text:style-name="P24"><text:span text:style-name="T82"><text:s/>delete technology .</text:span><text:span text:style-name="T83"/></text:p>
          </table:table-cell>
        </table:table-row>
        <table:table-row table:style-name="TableRow0108">
          <table:table-cell table:style-name="TableCell010800">
            <text:p text:style-name="P27"><text:span text:style-name="T84">Get</text:span><text:span text:style-name="T85"/></text:p>
          </table:table-cell>
          <table:table-cell table:style-name="TableCell010801">
            <text:p text:style-name="P27"><text:a xlink:href="http://localhost:8080/users/questAll"><text:span text:style-name="T86">http://localhost:8080/users/questAll</text:span></text:a><text:span text:style-name="T87"/></text:p>
          </table:table-cell>
          <table:table-cell table:style-name="TableCell010802">
            <text:p text:style-name="P27"><text:span text:style-name="T88"><text:s/>get all the questions.</text:span><text:span text:style-name="T89"/></text:p>
          </table:table-cell>
        </table:table-row>
        <table:table-row table:style-name="TableRow0109">
          <table:table-cell table:style-name="TableCell010900">
            <text:p text:style-name="P30"><text:span text:style-name="T90">Post</text:span><text:span text:style-name="T91"/></text:p>
          </table:table-cell>
          <table:table-cell table:style-name="TableCell010901">
            <text:p text:style-name="P30"><text:a xlink:href="http://localhost:8080/users/"><text:span text:style-name="T92">http://localhost:8080/users/</text:span></text:a><text:span text:style-name="T93"/></text:p>
          </table:table-cell>
          <table:table-cell table:style-name="TableCell010902">
            <text:p text:style-name="P30"><text:span text:style-name="T94">users {u_Id: "", firstName: "Chandler", middleName: "M.", lastName: "Bing", dateOfBirth: "2019-05-16", …}</text:span></text:p>
            <text:p text:style-name="P30"><text:span text:style-name="T94">address: "Apartment 20, NY CITY"</text:span></text:p>
            <text:p text:style-name="P30"><text:span text:style-name="T94">contactno: "9876543210"</text:span></text:p>
            <text:p text:style-name="P30"><text:span text:style-name="T94">createdBy: ""</text:span></text:p>
            <text:p text:style-name="P30"><text:span text:style-name="T94">createdOn: ""</text:span></text:p>
            <text:p text:style-name="P30"><text:span text:style-name="T94">dateOfBirth: "2019-05-16"</text:span></text:p>
            <text:p text:style-name="P30"><text:span text:style-name="T94">email: "bing7@centralperk.com"</text:span></text:p>
            <text:p text:style-name="P30"><text:span text:style-name="T94">firstName: "Chandler"</text:span></text:p>
            <text:p text:style-name="P30"><text:span text:style-name="T94">gender: "Male"</text:span></text:p>
            <text:p text:style-name="P30"><text:span text:style-name="T94">lastName: "Bing"</text:span></text:p>
            <text:p text:style-name="P30"><text:span text:style-name="T94">middleName: "M."</text:span></text:p>
            <text:p text:style-name="P30"><text:span text:style-name="T94">password: "chinar@J"</text:span></text:p>
            <text:p text:style-name="P30"><text:span text:style-name="T94">secretAnswer: "duck"</text:span></text:p>
            <text:p text:style-name="P30"><text:span text:style-name="T94">securityQuestion: "Pet Name?"</text:span></text:p>
            <text:p text:style-name="P30"><text:span text:style-name="T94">u_Id: ""</text:span></text:p>
            <text:p text:style-name="P30"><text:span text:style-name="T94">updatedBy: ""</text:span></text:p>
            <text:p text:style-name="P30"><text:span text:style-name="T94">updatedOn: ""</text:span></text:p>
            <text:p text:style-name="P30"><text:span text:style-name="T94">username: "chandler"</text:span><text:span text:style-name="T95"/></text:p>
          </table:table-cell>
        </table:table-row>
        <table:table-row table:style-name="TableRow0110">
          <table:table-cell table:style-name="TableCell011000">
            <text:p text:style-name="P32"><text:span text:style-name="T96">post</text:span><text:span text:style-name="T97"/></text:p>
          </table:table-cell>
          <table:table-cell table:style-name="TableCell011001">
            <text:p text:style-name="P32"><text:a xlink:href="http://localhost:8080/users/feedback"><text:span text:style-name="T98">http://localhost:8080/users/feedback</text:span></text:a><text:span text:style-name="T99"/></text:p>
          </table:table-cell>
          <table:table-cell table:style-name="TableCell011002">
            <text:p text:style-name="P32"><text:span text:style-name="T100">{</text:span></text:p>
            <text:p text:style-name="P32"><text:span text:style-name="T100">u_Id: "",</text:span></text:p>
            <text:p text:style-name="P32"><text:span text:style-name="T100">rating : "excellent",</text:span></text:p>
            <text:p text:style-name="P32"><text:span text:style-name="T100">comments:"nice",</text:span></text:p>
            <text:p text:style-name="P32"><text:span text:style-name="T100">}</text:span><text:span text:style-name="T101"/></text:p>
          </table:table-cell>
        </table:table-row>
        <table:table-row table:style-name="TableRow0111">
          <table:table-cell table:style-name="TableCell011100">
            <text:p text:style-name="P34"><text:span text:style-name="T101"/></text:p>
          </table:table-cell>
          <table:table-cell table:style-name="TableCell011101">
            <text:p text:style-name="P34"><text:span text:style-name="T101"/></text:p>
          </table:table-cell>
          <table:table-cell table:style-name="TableCell011102">
            <text:p text:style-name="P34"><text:span text:style-name="T101"/></text:p>
          </table:table-cell>
        </table:table-row>
      </table:table>
      <text:p text:style-name="P36"><text:span text:style-name="T102"><text:s text:c="12"/></text:span></text:p>
      <text:p text:style-name="P36"><text:span text:style-name="T103">G. Lenience (If using any license tool):</text:span><text:span text:style-name="T104">No</text:span></text:p>
      <text:p text:style-name="P36"><text:span text:style-name="T105"/></text:p>
      <text:p text:style-name="P36"><text:span text:style-name="T106">H. Known Issues:</text:span><text:span text:style-name="T107">No</text:span></text:p>
      <text:p text:style-name="P36"><text:span text:style-name="T108"/></text:p>
      <text:p text:style-name="P36"><text:span text:style-name="T108"/></text:p>
      <text:p text:style-name="P36"><text:span text:style-name="T108"/></text:p>
      <text:p text:style-name="P36"><text:span text:style-name="T109"><text:tab/></text:span></text:p>
      <text:p text:style-name="P36"><text:span text:style-name="T109"><text:tab/></text:span></text:p>
      <text:p text:style-name="P36"><text:span text:style-name="T109"><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